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8C00000A8C77A4B6615B023E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8in" fo:margin-left="-0.6625in" table:align="left" style:may-break-between-rows="false"/>
    </style:style>
    <style:style style:name="Table1.A" style:family="table-column">
      <style:table-column-properties style:column-width="3.7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3.6875in"/>
    </style:style>
    <style:style style:name="Table1.A1" style:family="table-cell">
      <style:table-cell-properties fo:padding="0in" fo:border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<draw:frame draw:style-name="fr1" draw:name="Image1" text:anchor-type="paragraph" svg:width="2.8957in" svg:height="2.8957in" draw:z-index="0"><draw:image xlink:href="Pictures/1000020100000A8C00000A8C77A4B6615B023EB6.png" xlink:type="simple" xlink:show="embed" xlink:actuate="onLoad"/></draw:fram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frame draw:style-name="fr1" draw:name="Image2" text:anchor-type="paragraph" svg:width="2.8957in" svg:height="2.8957in" draw:z-index="1"><draw:image xlink:href="Pictures/1000020100000A8C00000A8C77A4B6615B023EB6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draw:frame draw:style-name="fr1" draw:name="Image3" text:anchor-type="paragraph" svg:width="2.8957in" svg:height="2.8957in" draw:z-index="2"><draw:image xlink:href="Pictures/1000020100000A8C00000A8C77A4B6615B023EB6.png" xlink:type="simple" xlink:show="embed" xlink:actuate="onLoad"/></draw:fram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frame draw:style-name="fr1" draw:name="Image4" text:anchor-type="paragraph" svg:width="2.8957in" svg:height="2.8957in" draw:z-index="3"><draw:image xlink:href="Pictures/1000020100000A8C00000A8C77A4B6615B023EB6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draw:frame draw:style-name="fr1" draw:name="Image5" text:anchor-type="paragraph" svg:width="2.8957in" svg:height="2.8957in" draw:z-index="4"><draw:image xlink:href="Pictures/1000020100000A8C00000A8C77A4B6615B023EB6.png" xlink:type="simple" xlink:show="embed" xlink:actuate="onLoad"/></draw:fram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frame draw:style-name="fr1" draw:name="Image6" text:anchor-type="paragraph" svg:width="2.8957in" svg:height="2.8957in" draw:z-index="5"><draw:image xlink:href="Pictures/1000020100000A8C00000A8C77A4B6615B023EB6.png" xlink:type="simple" xlink:show="embed" xlink:actuate="onLoad"/></draw:frame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in" fo:margin-bottom="0.4in" fo:margin-left="0.7874in" fo:margin-right="0.7874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21:39:12.850959411</meta:creation-date>
    <dc:date>2017-12-17T21:49:45.672314096</dc:date>
    <meta:editing-duration>PT22S</meta:editing-duration>
    <meta:editing-cycles>1</meta:editing-cycles>
    <meta:document-statistic meta:table-count="1" meta:image-count="6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